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.954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3.281cm"/>
    </style:style>
    <style:style style:name="Table1.D" style:family="table-column">
      <style:table-column-properties style:column-width="3.254cm"/>
    </style:style>
    <style:style style:name="Table1.F" style:family="table-column">
      <style:table-column-properties style:column-width="2.1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147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paragraph-rsid="0006b147" style:font-weight-asian="normal" style:font-weight-complex="normal"/>
    </style:style>
    <style:style style:name="P4" style:family="paragraph" style:parent-style-name="Standard">
      <style:text-properties fo:font-size="12pt" style:text-underline-style="none" fo:font-weight="normal" officeooo:paragraph-rsid="0006b14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85221" officeooo:paragraph-rsid="00085221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style:text-underline-style="none" fo:font-weight="normal" officeooo:rsid="00085221" officeooo:paragraph-rsid="00085221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style:text-underline-style="none" fo:font-weight="normal" officeooo:rsid="00085221" officeooo:paragraph-rsid="0008522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85221" officeooo:paragraph-rsid="0008660c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text-properties fo:font-size="12pt" style:text-underline-style="none" fo:font-weight="normal" officeooo:rsid="0008660c" officeooo:paragraph-rsid="0008660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8660c" officeooo:paragraph-rsid="0008660c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style:text-underline-style="none" fo:font-weight="normal" officeooo:rsid="0008660c" officeooo:paragraph-rsid="0008660c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text-properties fo:font-size="12pt" style:text-underline-style="none" fo:font-weight="normal" officeooo:rsid="0008660c" officeooo:paragraph-rsid="0008660c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style:text-underline-style="none" fo:font-weight="bold" officeooo:rsid="00085221" officeooo:paragraph-rsid="00085221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085221" officeooo:paragraph-rsid="00085221" style:font-size-asian="10.5pt" style:font-weight-asian="bold" style:font-size-complex="12pt" style:font-weight-complex="bold"/>
    </style:style>
    <style:style style:name="P15" style:family="paragraph" style:parent-style-name="Standard" style:list-style-name="L8">
      <style:text-properties fo:font-size="12pt" style:text-underline-style="none" fo:font-weight="bold" officeooo:rsid="000a0abc" officeooo:paragraph-rsid="000a0abc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6b147" officeooo:paragraph-rsid="0006b147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85221" officeooo:paragraph-rsid="00085221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06b147" officeooo:paragraph-rsid="0006b147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60c" style:font-weight-asian="bold" style:font-weight-complex="bold"/>
    </style:style>
    <style:style style:name="T3" style:family="text">
      <style:text-properties fo:font-weight="bold" officeooo:rsid="00090e90" style:font-weight-asian="bold" style:font-weight-complex="bold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bold" officeooo:rsid="00085221" style:font-size-asian="12.25pt" style:font-weight-asian="bold" style:font-size-complex="14pt" style:font-weight-complex="bold"/>
    </style:style>
    <style:style style:name="T6" style:family="text">
      <style:text-properties fo:font-size="14pt" officeooo:rsid="0006b147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officeooo:rsid="0006b147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085221" style:font-size-asian="12.25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08660c" style:font-size-asian="12.25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90e90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0a0abc" style:font-size-asian="12.25pt" style:font-weight-asian="bold" style:font-size-complex="14pt" style:font-weight-complex="bold"/>
    </style:style>
    <style:style style:name="T13" style:family="text">
      <style:text-properties fo:font-size="16pt" officeooo:rsid="0006b147" style:font-size-asian="14pt" style:font-size-complex="16pt"/>
    </style:style>
    <style:style style:name="T14" style:family="text">
      <style:text-properties fo:font-size="16pt" fo:font-weight="bold" officeooo:rsid="0006b147" style:font-size-asian="14pt" style:font-weight-asian="bold" style:font-size-complex="16pt" style:font-weight-complex="bold"/>
    </style:style>
    <style:style style:name="T15" style:family="text">
      <style:text-properties officeooo:rsid="0006b14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2pt" officeooo:rsid="0006b147" style:font-size-asian="10.5pt" style:font-size-complex="12pt"/>
    </style:style>
    <style:style style:name="T18" style:family="text">
      <style:text-properties fo:font-size="12pt" fo:font-weight="normal" officeooo:rsid="0006b147" style:font-size-asian="10.5pt" style:font-weight-asian="normal" style:font-size-complex="12pt" style:font-weight-complex="normal"/>
    </style:style>
    <style:style style:name="T19" style:family="text">
      <style:text-properties fo:font-size="12pt" fo:font-weight="bold" officeooo:rsid="0006b147" style:font-size-asian="10.5pt" style:font-weight-asian="bold" style:font-size-complex="12pt" style:font-weight-complex="bold"/>
    </style:style>
    <style:style style:name="T20" style:family="text">
      <style:text-properties fo:font-size="12pt" officeooo:rsid="0006b147" style:font-size-asian="12pt" style:font-size-complex="12pt"/>
    </style:style>
    <style:style style:name="T21" style:family="text">
      <style:text-properties fo:font-size="12pt" style:text-underline-style="none" fo:font-weight="normal" officeooo:rsid="0006b147" style:font-size-asian="10.5pt" style:font-weight-asian="normal" style:font-size-complex="12pt" style:font-weight-complex="normal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size="12pt" fo:font-weight="normal" officeooo:rsid="0006b147" style:font-size-asian="10.5pt" style:font-weight-asian="normal" style:font-size-complex="12pt" style:font-weight-complex="normal"/>
    </style:style>
    <style:style style:name="T24" style:family="text">
      <style:text-properties style:text-position="super 58%" officeooo:rsid="0008660c"/>
    </style:style>
    <style:style style:name="T25" style:family="text">
      <style:text-properties style:text-underline-style="solid" style:text-underline-width="auto" style:text-underline-color="font-color" fo:font-weight="bold" officeooo:rsid="0008660c" style:font-weight-asian="bold" style:font-weight-complex="bold"/>
    </style:style>
    <style:style style:name="T26" style:family="text">
      <style:text-properties fo:font-size="20pt" fo:font-weight="bold" officeooo:rsid="0006b147" style:font-size-asian="20pt" style:font-weight-asian="bold" style:font-size-complex="20pt" style:font-weight-complex="bold"/>
    </style:style>
    <style:style style:name="T27" style:family="text">
      <style:text-properties officeooo:rsid="0008660c"/>
    </style:style>
    <style:style style:name="T28" style:family="text">
      <style:text-properties officeooo:rsid="00090e90"/>
    </style:style>
    <style:style style:name="T29" style:family="text">
      <style:text-properties fo:font-size="22pt" fo:font-weight="bold" officeooo:rsid="0006b147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9"/></text:p>
      <text:p text:style-name="Standard"><text:s text:c="8"/><text:span text:style-name="T29">SHANTANU SHARMA</text:span></text:p>
      <text:p text:style-name="P1"><text:span text:style-name="T14"><text:s text:c="6"/></text:span><text:span text:style-name="T19">Address - </text:span><text:span text:style-name="T18">C-718, Ganesh Nagar 2</text:span><text:span text:style-name="T23">nd</text:span><text:span text:style-name="T18">, Shakarpur, New Delhi – 92.</text:span></text:p>
      <text:p text:style-name="Standard"><text:span text:style-name="T18"><text:s text:c="8"/></text:span><text:span text:style-name="T19">Phone</text:span><text:span text:style-name="T18"> - +91 – 9716379964</text:span></text:p>
      <text:p text:style-name="Standard"><text:span text:style-name="T18"><text:s text:c="8"/></text:span><text:span text:style-name="T19">E-mail ID</text:span><text:span text:style-name="T18"> – </text:span><text:a xlink:type="simple" xlink:href="mailto:shantanu22sharma@gmail.com"><text:span text:style-name="T18">shantanu22sharma@gmail.com</text:span></text:a></text:p>
      <text:p text:style-name="Standard"/>
      <text:p text:style-name="Standard"/>
      <text:p text:style-name="P1"><text:span text:style-name="T18"><text:s text:c="8"/></text:span></text:p>
      <text:p text:style-name="P1"><text:span text:style-name="T21"><text:s text:c="8"/></text:span><text:span text:style-name="T7">OBJECTIVE:</text:span></text:p>
      <text:p text:style-name="Standard"/>
      <text:p text:style-name="P2"><text:span text:style-name="T13"><text:s text:c="6"/></text:span><text:span text:style-name="T20">A position as a</text:span><text:span text:style-name="T13"> </text:span><text:span text:style-name="T17">Software Engineer / Developer in an IT company.</text:span></text:p>
      <text:p text:style-name="P2"/>
      <text:p text:style-name="P2"/>
      <text:p text:style-name="P3"><text:span text:style-name="T17"><text:s text:c="9"/></text:span></text:p>
      <text:p text:style-name="P3"><text:span text:style-name="T17"><text:s text:c="7"/></text:span><text:span text:style-name="T6"><text:s/></text:span><text:span text:style-name="T7">ACADEMIC QUALIFICATION:</text:span></text:p>
      <text:p text:style-name="P3"/>
      <text:p text:style-name="P4"><text:s text:c="8"/><text:span text:style-name="T15">I am currently pursuing my B.Tech. In Compter Science Engineering from JSS Academy of Technical <text:s text:c="12"/></text:span></text:p>
      <text:p text:style-name="P4"><text:span text:style-name="T15"><text:s text:c="8"/>Education, Noida.</text:span></text:p>
      <text:p text:style-name="P4"/>
      <text:p text:style-name="P4"><text:span text:style-name="T15"><text:s text:c="8"/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19">DEGREE</text:p>
          </table:table-cell>
          <table:table-cell table:style-name="Table1.A1" office:value-type="string">
            <text:p text:style-name="P19">DISCIPLINE</text:p>
          </table:table-cell>
          <table:table-cell table:style-name="Table1.A1" office:value-type="string">
            <text:p text:style-name="P19">SCHOOL / COLLEGE</text:p>
          </table:table-cell>
          <table:table-cell table:style-name="Table1.A1" office:value-type="string">
            <text:p text:style-name="P19">BOARD / UNIVERSITY</text:p>
          </table:table-cell>
          <table:table-cell table:style-name="Table1.A1" office:value-type="string">
            <text:p text:style-name="P19">PASSING YEAR</text:p>
          </table:table-cell>
          <table:table-cell table:style-name="Table1.F1" office:value-type="string">
            <text:p text:style-name="P19">%AGE</text:p>
          </table:table-cell>
        </table:table-row>
        <table:table-row>
          <table:table-cell table:style-name="Table1.A2" office:value-type="string">
            <text:p text:style-name="P16">Bachelor of Technology</text:p>
          </table:table-cell>
          <table:table-cell table:style-name="Table1.A2" office:value-type="string">
            <text:p text:style-name="P16">Computer Science Engineering</text:p>
          </table:table-cell>
          <table:table-cell table:style-name="Table1.A2" office:value-type="string">
            <text:p text:style-name="P16">J.S.S. Academy of Technical Education, Noida (U.P.)</text:p>
          </table:table-cell>
          <table:table-cell table:style-name="Table1.A2" office:value-type="string">
            <text:p text:style-name="P17">UPTU</text:p>
          </table:table-cell>
          <table:table-cell table:style-name="Table1.A2" office:value-type="string">
            <text:p text:style-name="P17">2016</text:p>
          </table:table-cell>
          <table:table-cell table:style-name="Table1.F2" office:value-type="string">
            <text:p text:style-name="P17">66.08 %(till 6<text:span text:style-name="T22">th</text:span> semester)</text:p>
          </table:table-cell>
        </table:table-row>
        <table:table-row>
          <table:table-cell table:style-name="Table1.A2" office:value-type="string">
            <text:p text:style-name="P17">12<text:span text:style-name="T22">th</text:span></text:p>
          </table:table-cell>
          <table:table-cell table:style-name="Table1.A2" office:value-type="string">
            <text:p text:style-name="P17">Physics, Chemistry, </text:p>
            <text:p text:style-name="P17">Maths</text:p>
          </table:table-cell>
          <table:table-cell table:style-name="Table1.A2" office:value-type="string">
            <text:p text:style-name="P17">Gyankalash International School, Saharanpur (U.P.)</text:p>
          </table:table-cell>
          <table:table-cell table:style-name="Table1.A2" office:value-type="string">
            <text:p text:style-name="P17">CBSE</text:p>
          </table:table-cell>
          <table:table-cell table:style-name="Table1.A2" office:value-type="string">
            <text:p text:style-name="P17">2011</text:p>
          </table:table-cell>
          <table:table-cell table:style-name="Table1.F2" office:value-type="string">
            <text:p text:style-name="P17">76.2%</text:p>
          </table:table-cell>
        </table:table-row>
        <table:table-row>
          <table:table-cell table:style-name="Table1.A2" office:value-type="string">
            <text:p text:style-name="P17">10<text:span text:style-name="T22">th</text:span>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17">Rainbow School, Saharanpur (U.P.)</text:p>
          </table:table-cell>
          <table:table-cell table:style-name="Table1.A2" office:value-type="string">
            <text:p text:style-name="P17">CBSE</text:p>
          </table:table-cell>
          <table:table-cell table:style-name="Table1.A2" office:value-type="string">
            <text:p text:style-name="P17">2009</text:p>
          </table:table-cell>
          <table:table-cell table:style-name="Table1.F2" office:value-type="string">
            <text:p text:style-name="P17">94%</text:p>
          </table:table-cell>
        </table:table-row>
      </table:table>
      <text:p text:style-name="P4"><text:span text:style-name="T15"><text:s text:c="2"/></text:span></text:p>
      <text:p text:style-name="P4"/>
      <text:p text:style-name="P4"/>
      <text:p text:style-name="P4"><text:s text:c="9"/><text:span text:style-name="T9">TECHNICAL PROFICIENCY:</text:span><text:span text:style-name="T5"> </text:span></text:p>
      <text:p text:style-name="P4"/>
      <text:list xml:id="list4384569133859593885" text:style-name="L3">
        <text:list-item>
          <text:p text:style-name="P6">Proficient in <text:span text:style-name="T1">Data Structures and Algorithms.</text:span></text:p>
        </text:list-item>
        <text:list-item>
          <text:p text:style-name="P13">Programming Languages: <text:span text:style-name="T16">C (proficient), C++ (working knowledge).</text:span></text:p>
        </text:list-item>
        <text:list-item>
          <text:p text:style-name="P13">Backend Languages: <text:span text:style-name="T16">SQL.</text:span></text:p>
        </text:list-item>
      </text:list>
      <text:p text:style-name="P14"/>
      <text:p text:style-name="P14"/>
      <text:p text:style-name="P14"/>
      <text:p text:style-name="P5"><text:span text:style-name="T4"><text:s text:c="8"/></text:span><text:span text:style-name="T8">CERTIFICATIONS:</text:span></text:p>
      <text:p text:style-name="P5"/>
      <text:list xml:id="list7186180023129259595" text:style-name="L4">
        <text:list-item>
          <text:p text:style-name="P7"><text:span text:style-name="T4">Selected for and attended JSS Nokia Workshop on Windows Phone App Development.</text:span></text:p>
        </text:list-item>
        <text:list-item>
          <text:p text:style-name="P7"><text:span text:style-name="T4">Created a basic working browser for a windows phone at the same.</text:span></text:p>
        </text:list-item>
        <text:list-item>
          <text:p text:style-name="P7"><text:span text:style-name="T4">Delivered seminar on 'Smith Waterman Algorithm' at JSS Noida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4"><text:s text:c="7"/></text:span><text:span text:style-name="T10">TRAINING:</text:span></text:p>
      <text:p text:style-name="P5"/>
      <text:p text:style-name="P5"><text:s text:c="8"/><text:span text:style-name="T25">Vocational Training Project:</text:span></text:p>
      <text:p text:style-name="P5"/>
      <text:p text:style-name="P5"><text:span text:style-name="T2"><text:s text:c="8"/>Name: </text:span><text:span text:style-name="T27">Study of Active Directory</text:span></text:p>
      <text:p text:style-name="P5"><text:s text:c="8"/><text:span text:style-name="T2">Company / Organization: </text:span><text:span text:style-name="T27">HCL Infosystems Ltd., 8-A Faizabad Road, Near Central Bank of India, Opp. </text:span></text:p>
      <text:p text:style-name="P5"><text:s text:c="53"/><text:span text:style-name="T27">Dua ka Ghar, Lucknow – 07.</text:span></text:p>
      <text:p text:style-name="P8"><text:s text:c="8"/><text:span text:style-name="T2">Time Period: </text:span><text:span text:style-name="T27">12</text:span><text:span text:style-name="T24">th</text:span><text:span text:style-name="T27"> June'15 – 15</text:span><text:span text:style-name="T24">th</text:span><text:span text:style-name="T27"> July'15.</text:span></text:p>
      <text:p text:style-name="P8"/>
      <text:p text:style-name="P8"/>
      <text:p text:style-name="P8"/>
      <text:p text:style-name="P8"><text:span text:style-name="T2"><text:s text:c="9"/></text:span><text:span text:style-name="T10">SPORTS:</text:span></text:p>
      <text:p text:style-name="P8"/>
      <text:list xml:id="list5359760939766108499" text:style-name="L5">
        <text:list-item>
          <text:p text:style-name="P9">Selected in Under-12 State Level Swimming Camp of best 20 swimmers in the state of Uttar </text:p>
          <text:p text:style-name="P9">Pradesh.</text:p>
        </text:list-item>
        <text:list-item>
          <text:p text:style-name="P9">Won two bronze medals in CBSE East Zonal Swimming Competition held at Guwahati in 2008.</text:p>
        </text:list-item>
        <text:list-item>
          <text:p text:style-name="P9">Won three bronze medals in CBSE East Zonal Swimming Competition held at Kolkata in 2009.</text:p>
        </text:list-item>
        <text:list-item>
          <text:p text:style-name="P9">Won <text:s/>District Swimming Competition in Saharanpur (U.P.) several times.</text:p>
        </text:list-item>
      </text:list>
      <text:p text:style-name="P10"><text:s/></text:p>
      <text:p text:style-name="P10"/>
      <text:p text:style-name="P10"/>
      <text:p text:style-name="P10"><text:s text:c="10"/><text:span text:style-name="T8">EXTRACURRICULAR:</text:span></text:p>
      <text:p text:style-name="P10"/>
      <text:list xml:id="list6228744560456968778" text:style-name="L6">
        <text:list-item>
          <text:p text:style-name="P11">Learnt Classical Singing for 4 years.</text:p>
        </text:list-item>
        <text:list-item>
          <text:p text:style-name="P11">Playing Guitar since 14 years of age.</text:p>
        </text:list-item>
        <text:list-item>
          <text:p text:style-name="P11">Also know how to play Tabla, Harmonium and Keyboard.</text:p>
        </text:list-item>
      </text:list>
      <text:p text:style-name="P10"/>
      <text:p text:style-name="P10"/>
      <text:p text:style-name="P10"/>
      <text:p text:style-name="P10"><text:s text:c="9"/><text:span text:style-name="T8">OTHER INTERESTS:</text:span></text:p>
      <text:p text:style-name="P10"/>
      <text:list xml:id="list7748558635138639938" text:style-name="L7">
        <text:list-item>
          <text:p text:style-name="P12">Playing Guitar.</text:p>
        </text:list-item>
        <text:list-item>
          <text:p text:style-name="P12">Working out and maintaing physical fitness.</text:p>
        </text:list-item>
      </text:list>
      <text:p text:style-name="P10"/>
      <text:p text:style-name="P10"/>
      <text:p text:style-name="P10"/>
      <text:p text:style-name="P10"><text:s text:c="10"/><text:span text:style-name="T12">PERSONAL DETAILS:</text:span></text:p>
      <text:p text:style-name="P10"/>
      <text:list xml:id="list3391776638969587941" text:style-name="L8">
        <text:list-item>
          <text:p text:style-name="P15">Date of Birth: <text:span text:style-name="T16">26-05-1993.</text:span></text:p>
        </text:list-item>
        <text:list-item>
          <text:p text:style-name="P15">Father's Name: <text:span text:style-name="T16">Mr. Pradeep Sharma.</text:span></text:p>
        </text:list-item>
        <text:list-item>
          <text:p text:style-name="P15">Languages known: <text:span text:style-name="T16">English, Hindi.</text:span></text:p>
        </text:list-item>
      </text:list>
      <text:p text:style-name="P10"/>
      <text:p text:style-name="P10"/>
      <text:p text:style-name="P10"/>
      <text:p text:style-name="P10"><text:s text:c="10"/><text:span text:style-name="T11">DECLARATION:</text:span></text:p>
      <text:p text:style-name="P10"/>
      <text:p text:style-name="P10"><text:s text:c="10"/><text:span text:style-name="T28">I hereby declare that all the information given here is true to the best of my knowledge and belief.</text:span></text:p>
      <text:p text:style-name="P10"/>
      <text:p text:style-name="P10"><text:s text:c="10"/><text:span text:style-name="T3">Date: <text:s text:c="3"/>...................</text:span></text:p>
      <text:p text:style-name="P10"><text:s text:c="10"/><text:span text:style-name="T3">Place: <text:s text:c="2"/>...................</text:span></text:p>
      <text:p text:style-name="P10"><text:span text:style-name="T3"><text:s text:c="124"/></text:span><text:span text:style-name="T28">(SHANTANU SHARM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82cm" fo:margin-right="0.707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6:29.088585381</meta:creation-date>
    <dc:date>2015-08-10T12:15:04.189053261</dc:date>
    <meta:editing-duration>PT10M10S</meta:editing-duration>
    <meta:editing-cycles>2</meta:editing-cycles>
    <meta:generator>LibreOffice/4.2.8.2$Linux_x86 LibreOffice_project/420m0$Build-2</meta:generator>
    <meta:document-statistic meta:table-count="1" meta:image-count="0" meta:object-count="0" meta:page-count="2" meta:paragraph-count="76" meta:word-count="339" meta:character-count="2600" meta:non-whitespace-character-count="1906"/>
  </office:meta>
</office:document-meta>
</file>